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08cm" draw:marker-start-width="0.32cm" draw:marker-end-width="0.32cm" draw:textarea-horizontal-align="center" draw:textarea-vertical-align="middle" fo:padding-top="0.165cm" fo:padding-bottom="0.165cm" fo:padding-left="0.29cm" fo:padding-right="0.29cm"/>
    </style:style>
    <style:style style:name="gr3" style:family="graphic" style:parent-style-name="standard">
      <style:graphic-properties draw:fill="solid" draw:fill-color="#666666" draw:fill-hatch-name="Black_20_0_20_Degrees" draw:textarea-horizontal-align="justify" draw:textarea-vertical-align="middle" draw:auto-grow-height="false"/>
    </style:style>
    <style:style style:name="gr4" style:family="graphic" style:parent-style-name="standard">
      <style:graphic-properties svg:stroke-width="0.03cm" draw:marker-start-width="0.245cm" draw:marker-end-width="0.245cm" draw:fill="hatch" draw:fill-hatch-name="Black_20_90_20_Degrees" draw:textarea-horizontal-align="justify" draw:textarea-vertical-align="middle" draw:auto-grow-height="false" fo:padding-top="0.14cm" fo:padding-bottom="0.14cm" fo:padding-left="0.265cm" fo:padding-right="0.265cm"/>
    </style:style>
    <style:style style:name="gr5" style:family="graphic" style:parent-style-name="objectwithoutfill">
      <style:graphic-properties svg:stroke-width="0.03cm" draw:marker-start-width="0.245cm" draw:marker-end-width="0.245cm" draw:fill="none" draw:textarea-horizontal-align="center" draw:textarea-vertical-align="middle" fo:padding-top="0.14cm" fo:padding-bottom="0.14cm" fo:padding-left="0.265cm" fo:padding-right="0.265cm"/>
    </style:style>
    <style:style style:name="gr6"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P1" style:family="paragraph">
      <style:paragraph-properties fo:text-align="center"/>
    </style:style>
  </office:automatic-styles>
  <office:body>
    <office:drawing>
      <draw:page draw:name="page1" draw:style-name="dp1" draw:master-page-name="標準">
        <office:forms form:automatic-focus="false" form:apply-design-mode="false"/>
        <draw:line draw:style-name="gr1" draw:text-style-name="P1" draw:layer="layout" svg:x1="4.804cm" svg:y1="2.585cm" svg:x2="4.498cm" svg:y2="2.859cm">
          <text:p/>
        </draw:line>
        <draw:line draw:style-name="gr2" draw:text-style-name="P1" draw:layer="layout" svg:x1="4.499cm" svg:y1="2.858cm" svg:x2="4.409cm" svg:y2="3.086cm">
          <text:p/>
        </draw:line>
        <draw:line draw:style-name="gr2" draw:text-style-name="P1" draw:layer="layout" svg:x1="4.498cm" svg:y1="2.858cm" svg:x2="4.181cm" svg:y2="2.996cm">
          <text:p/>
        </draw:line>
        <draw:line draw:style-name="gr2" draw:text-style-name="P1" draw:layer="layout" svg:x1="4.676cm" svg:y1="2.284cm" svg:x2="4.723cm" svg:y2="2.658cm">
          <text:p/>
        </draw:line>
        <draw:custom-shape draw:style-name="gr3" draw:text-style-name="P1" draw:layer="layout" svg:width="0.245cm" svg:height="0.244cm" draw:transform="skewX (-0.012217304763958) rotate (-0.375594855030295) translate (4.766cm 2.412cm)">
          <text:p/>
          <draw:enhanced-geometry svg:viewBox="0 0 21600 21600" draw:glue-points="10800 0 3160 3160 0 10800 3160 18440 10800 21600 18440 18440 21600 10800 18440 3160" draw:text-areas="3200 3200 18400 18400" draw:mirror-horizontal="false" draw:mirror-vertical="false" draw:type="ellipse"/>
        </draw:custom-shape>
        <draw:line draw:style-name="gr2" draw:text-style-name="P1" draw:layer="layout" svg:x1="4.988cm" svg:y1="2.738cm" svg:x2="4.723cm" svg:y2="2.659cm">
          <text:p/>
        </draw:line>
        <draw:custom-shape draw:style-name="gr4" draw:text-style-name="P1" draw:layer="layout" svg:width="4.829cm" svg:height="0.27cm" svg:x="2.064cm" svg:y="0.529cm">
          <text:p/>
          <draw:enhanced-geometry svg:viewBox="0 0 21600 21600" draw:mirror-horizontal="false" draw:mirror-vertical="false" draw:type="rectangle" draw:enhanced-path="M 0 0 L 21600 0 21600 21600 0 21600 0 0 Z N"/>
        </draw:custom-shape>
        <draw:path draw:style-name="gr5" draw:text-style-name="P1" draw:layer="layout" svg:width="0.953cm" svg:height="2.192cm" svg:x="3.674cm" svg:y="0.541cm" svg:viewBox="0 0 954 2193" svg:d="m954 2193c-177-32-336-118-495-193-111-53-222-96-333-139-121-47-190-232-43-313 114-62 232-114 355-150 112-32 220-79 334-108 179-46 104-242 0-290-106-49-215-89-323-129-146-53-102-271 21-323 105-44 218-83 334-96 148-17 136-177 150-280v-108l-11-64">
          <text:p/>
        </draw:path>
        <draw:path draw:style-name="gr6" draw:text-style-name="P1" draw:layer="layout" svg:width="6.376cm" svg:height="5.745cm" svg:x="1.123cm" svg:y="0.165cm" svg:viewBox="0 0 6377 5746" svg:d="m0 11c128 5 254 32 377 75 114 40 237 69 343 130 100 57 266 64 269 225 2 107 24 214 22 323-2 107-7 215 11 322 18 116 60 228 85 344 26 116 68 231 129 334 63 106 84 222 141 333 58 112 106 223 161 344 60 135 107 262 182 387 57 96 98 211 98 323 0 144 32 275 32 419 0 119 51 235 54 355 2 110 29 217 53 323 26 113 3 239 65 343 62 107 98 231 182 323 89 99 151 213 226 323s147 233 258 312c92 65 186 185 323 151 104-26 217-16 323 0 123 19 251 24 375 43 143 22 258-85 323-184 83-124 209-168 291-279 85-113 167-228 226-355 54-117 153-202 172-334 20-135 83-261 97-397 12-119 59-235 54-355-6-118 37-225 32-344-5-112 14-223 32-333 19-116 12-227 32-344 21-118 1-245 54-355 57-122 70-261 139-377 65-108 101-229 173-333 68-99 109-214 161-323 51-107 95-217 150-323 51-98 38-215 43-322 6-111 74-213 87-323 18-149 138-236 236-323 86-76 220-64 323-118l43-21">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0_20_Degrees" draw:display-name="Black 0 Degrees" draw:style="single" draw:color="#000000" draw:distance="0.102cm" draw:rotation="0"/>
    <draw:hatch draw:name="Black_20_90_20_Degrees" draw:display-name="Black 90 Degrees" draw:style="single" draw:color="#000000" draw:distance="0.102cm" draw:rotation="90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MonaPGothic" style:font-family-generic="roman" style:font-pitch="variable" fo:font-size="24pt" fo:language="en" fo:country="US" style:font-family-asian="IPAMonaPGothic" style:font-family-generic-asian="system" style:font-pitch-asian="variable" style:font-size-asian="24pt" style:language-asian="ja" style:country-asian="JP" style:font-family-complex="IPAMonaPGothic" style:font-family-generic-complex="system" style:font-pitch-complex="variable"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IPAMonaPGothic" style:font-family-generic="roman" style:font-pitch="variable" fo:font-size="18pt" fo:font-style="normal" fo:text-shadow="none" style:text-underline-style="none" fo:font-weight="normal" style:font-family-asian="IPAMonaPGothic" style:font-family-generic-asian="system" style:font-pitch-asian="variable" style:font-size-asian="18pt" style:font-style-asian="normal" style:font-weight-asian="normal" style:font-family-complex="IPAMonaPGothic"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0cm" fo:page-height="6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7-05-04T19:23:29</meta:creation-date>
    <dc:creator>nishida</dc:creator>
    <dc:date>2008-06-11T09:26:35</dc:date>
    <meta:editing-cycles>9</meta:editing-cycles>
    <meta:editing-duration>PT1H35M11S</meta:editing-duration>
    <meta:user-defined meta:name="Info 1"/>
    <meta:user-defined meta:name="Info 2"/>
    <meta:user-defined meta:name="Info 3"/>
    <meta:user-defined meta:name="Info 4"/>
    <meta:document-statistic meta:object-count="9"/>
  </office:meta>
</office:document-meta>
</file>